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Quotations">
      <style:paragraph-properties fo:margin-left="-0.0102in" fo:margin-right="-0.0102in" fo:text-indent="0in" style:auto-text-indent="fals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5.4063in" svg:height="1.75in" draw:z-index="0"><draw:image xlink:href="http://divinity.library.vanderbilt.edu/lectionary/BAdvent/images/bAdvent1.gif" xlink:type="simple" xlink:show="embed" xlink:actuate="onLoad"/><svg:title>badvent1.gif (35675 bytes)</svg:title></draw:frame></text:p>
      <text:h text:style-name="Heading_20_3" text:outline-level="3" text:is-list-header="true"><text:bookmark text:name="isaiah"/>Isaiah 64:1-9</text:h>
      <text:p text:style-name="Quotations">64:1 O that you would tear open the heavens and come down, so that the mountains would quake at your presence--</text:p>
      <text:p text:style-name="Quotations">64:2 as when fire kindles brushwood and the fire causes water to boil-- to make your name known to your adversaries, so that the nations might tremble at your presence!</text:p>
      <text:p text:style-name="Quotations">64:3 When you did awesome deeds that we did not expect, you came down, the mountains quaked at your presence.</text:p>
      <text:p text:style-name="Quotations">64:4 From ages past no one has heard, no ear has perceived, no eye has seen any God besides you, who works for those who wait for him.</text:p>
      <text:p text:style-name="Quotations">64:5 You meet those who gladly do right, those who remember you in your ways. But you were angry, and we sinned; because you hid yourself we transgressed.</text:p>
      <text:p text:style-name="Quotations">64:6 We have all become like one who is unclean, and all our righteous deeds are like a filthy cloth. We all fade like a leaf, and our iniquities, like the wind, take us away.</text:p>
      <text:p text:style-name="Quotations">64:7 There is no one who calls on your name, or attempts to take hold of you; for you have hidden your face from us, and have delivered us into the hand of our iniquity.</text:p>
      <text:p text:style-name="Quotations">64:8 Yet, O LORD, you are our Father; we are the clay, and you are our potter; we are all the work of your hand.</text:p>
      <text:p text:style-name="Quotations">64:9 Do not be exceedingly angry, O LORD, and do not remember iniquity forever. Now consider, we are all your people. </text:p>
      <text:h text:style-name="Heading_20_3" text:outline-level="3" text:is-list-header="true"><text:bookmark text:name="psalm"/>Psalm 80:1-7, 17-19</text:h>
      <text:p text:style-name="Quotations">80:1 Give ear, O Shepherd of Israel, you who lead Joseph like a flock! You who are enthroned upon the cherubim, shine forth</text:p>
      <text:p text:style-name="Quotations">80:2 before Ephraim and Benjamin and Manasseh. Stir up your might, and come to save us!</text:p>
      <text:p text:style-name="Quotations">80:3 Restore us, O God; let your face shine, that we may be saved.</text:p>
      <text:p text:style-name="Quotations">80:4 O LORD God of hosts, how long will you be angry with your people's prayers?</text:p>
      <text:p text:style-name="Quotations">80:5 You have fed them with the bread of tears, and given them tears to drink in full measure.</text:p>
      <text:p text:style-name="Quotations">80:6 You make us the scorn of our neighbors; our enemies laugh among themselves.</text:p>
      <text:p text:style-name="Quotations">80:7 Restore us, O God of hosts; let your face shine, that we may be saved.</text:p>
      <text:p text:style-name="Quotations">80:17 But let your hand be upon the one at your right hand, the one whom you made strong for <text:soft-page-break/>yourself.</text:p>
      <text:p text:style-name="Quotations">80:18 Then we will never turn back from you; give us life, and we will call on your name.</text:p>
      <text:p text:style-name="P2">80:19 Restore us, O LORD God of hosts; let your face shine, that we may be saved.</text:p>
      <text:h text:style-name="Heading_20_3" text:outline-level="3" text:is-list-header="true"><text:bookmark text:name="corinthians"/>1 Corinthians 1:3-9</text:h>
      <text:p text:style-name="Quotations">1:3 Grace to you and peace from God our Father and the Lord Jesus Christ.</text:p>
      <text:p text:style-name="Quotations">1:4 I give thanks to my God always for you because of the grace of God that has been given you in Christ Jesus,</text:p>
      <text:p text:style-name="Quotations">1:5 for in every way you have been enriched in him, in speech and knowledge of every kind--</text:p>
      <text:p text:style-name="Quotations">1:6 just as the testimony of Christ has been strengthened among you--</text:p>
      <text:p text:style-name="Quotations">1:7 so that you are not lacking in any spiritual gift as you wait for the revealing of our Lord Jesus Christ.</text:p>
      <text:p text:style-name="Quotations">1:8 He will also strengthen you to the end, so that you may be blameless on the day of our Lord Jesus Christ.</text:p>
      <text:p text:style-name="Quotations">1:9 God is faithful; by him you were called into the fellowship of his Son, Jesus Christ our Lord.</text:p>
      <text:h text:style-name="Heading_20_3" text:outline-level="3" text:is-list-header="true"><text:bookmark text:name="mark"/>Mark 13:24-37</text:h>
      <text:p text:style-name="Quotations">13:24 "But in those days, after that suffering, the sun will be darkened, and the moon will not give its light,</text:p>
      <text:p text:style-name="Quotations">13:25 and the stars will be falling from heaven, and the powers in the heavens will be shaken.</text:p>
      <text:p text:style-name="Quotations">13:26 Then they will see 'the Son of Man coming in clouds' with great power and glory.</text:p>
      <text:p text:style-name="Quotations">13:27 Then he will send out the angels, and gather his elect from the four winds, from the ends of the earth to the ends of heaven.</text:p>
      <text:p text:style-name="Quotations">13:28 "From the fig tree learn its lesson: as soon as its branch becomes tender and puts forth its leaves, you know that summer is near.</text:p>
      <text:p text:style-name="Quotations">13:29 So also, when you see these things taking place, you know that he is near, at the very gates.</text:p>
      <text:p text:style-name="Quotations">13:30 Truly I tell you, this generation will not pass away until all these things have taken place.</text:p>
      <text:p text:style-name="Quotations">13:31 Heaven and earth will pass away, but my words will not pass away.</text:p>
      <text:p text:style-name="Quotations">13:32 "But about that day or hour no one knows, neither the angels in heaven, nor the Son, but only the Father.</text:p>
      <text:p text:style-name="Quotations">13:33 Beware, keep alert; for you do not know when the time will come.</text:p>
      <text:p text:style-name="Quotations">13:34 It is like a man going on a journey, when he leaves home and puts his slaves in charge, each with his work, and commands the doorkeeper to be on the watch.</text:p>
      <text:p text:style-name="Quotations">13:35 Therefore, keep awake--for you do not know when the master of the house will come, in the evening, or at midnight, or at cockcrow, or at dawn,</text:p>
      <text:p text:style-name="Quotations">13:36 or else he may find you asleep when he comes suddenly.</text:p>
      <text:p text:style-name="Quotations">13:37 And what I say to you I say to all: Keep awake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in" fo:margin-right="0in" fo:margin-top="0in" fo:margin-bottom="0.1in" fo:text-indent="0in" style:auto-text-indent="false"/>
    </style:style>
    <style:style style:name="Table_20_Contents" style:display-name="Table Contents" style:family="paragraph" style:parent-style-name="Text_20_body" style:class="extra"/>
    <style:style style:name="Heading_20_3" style:display-name="Heading 3" style:family="paragraph" style:parent-style-name="Heading" style:next-style-name="Text_20_body" style:class="text" style:default-outline-level="3">
      <style:paragraph-properties fo:margin-top="0.1in" fo:margin-bottom="0.05in"/>
      <style:text-properties style:font-name="Times New Roman" fo:font-size="14pt" fo:font-weight="bold" style:font-name-asian="Bitstream Vera Sans" style:font-size-asian="14pt" style:font-weight-asian="bold" style:font-name-complex="Bitstream Ver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mela Mclean</meta:initial-creator>
    <meta:creation-date>2008-11-29T07:30:00</meta:creation-date>
    <meta:printed-by>Pamela Mclean</meta:printed-by>
    <meta:print-date>2008-11-29T07:33:32</meta:print-date>
    <meta:document-statistic meta:table-count="0" meta:image-count="1" meta:object-count="0" meta:page-count="2" meta:paragraph-count="45" meta:word-count="845" meta:character-count="4283"/>
    <dc:date>2008-11-29T07:33:50</dc:date>
    <dc:creator>Pamela Mclean</dc:creator>
    <meta:editing-duration>PT00H03M51S</meta:editing-duration>
    <meta:editing-cycles>1</meta:editing-cycles>
    <meta:generator>OpenOffice.org/3.0$Linux OpenOffice.org_project/300m9$Build-9358</meta:generator>
  </office:meta>
</office:document-meta>
</file>